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, geneva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margin-left="1cm" fo:margin-right="0.693cm" fo:margin-top="0cm" fo:margin-bottom="0cm" fo:text-align="center" style:justify-single-word="false" fo:text-indent="0cm" style:auto-text-indent="false"/>
    </style:style>
    <style:style style:name="P6" style:family="paragraph" style:parent-style-name="Text_20_body">
      <style:paragraph-properties fo:margin-left="1cm" fo:margin-right="0.693cm" fo:margin-top="0cm" fo:margin-bottom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margin-left="1cm" fo:margin-right="0.693cm" fo:margin-top="0cm" fo:margin-bottom="0cm" fo:line-height="150%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margin-left="1cm" fo:margin-right="0.693cm" fo:margin-top="0cm" fo:margin-bottom="0cm" fo:line-height="150%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Text_20_body">
      <style:paragraph-properties fo:margin-left="0cm" fo:margin-right="0.693cm" fo:margin-top="0cm" fo:margin-bottom="0cm" fo:line-height="150%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Text_20_body">
      <style:paragraph-properties fo:margin-left="0cm" fo:margin-right="0.693cm" fo:margin-top="0cm" fo:margin-bottom="0cm" fo:line-height="15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3" style:family="paragraph" style:parent-style-name="Text_20_body">
      <style:paragraph-properties fo:margin-left="0cm" fo:margin-right="0.693cm" fo:margin-top="0cm" fo:margin-bottom="0cm" fo:line-height="150%" fo:text-align="justify" style:justify-single-word="false" fo:text-indent="0cm" style:auto-text-indent="false" fo:break-before="page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6pt" style:font-size-asian="16pt" style:font-size-complex="16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2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>UNIVERSIDAD DE MÁLAGA</text:span></text:span><text:span text:style-name="T3"> </text:span></text:p>
      <text:p text:style-name="P6"/>
      <text:p text:style-name="P6"/>
      <text:p text:style-name="P2"><text:span text:style-name="Strong_20_Emphasis"><text:span text:style-name="T3">ESCUELA TÉCNICA SUPERIOR DE INGENIERÍA INFORMÁTICA</text:span></text:span><text:span text:style-name="T3"> </text:span></text:p>
      <text:p text:style-name="P2"><text:span text:style-name="Strong_20_Emphasis"><text:span text:style-name="T3"/></text:span></text:p>
      <text:p text:style-name="P2"><text:span text:style-name="Strong_20_Emphasis"><text:span text:style-name="T3">INGENIERA EN INFORMÁTICA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>Sib – <text:s/>SI bemol, Lenguaje de programación musical</text:span></text:span><text:span text:style-name="T3"> 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>Realizado por</text:span></text:span><text:span text:style-name="T3"><text:line-break/></text:span><text:span text:style-name="Strong_20_Emphasis"><text:span text:style-name="T3">Antonio Blanco Oliva</text:span></text:span><text:span text:style-name="T3"> 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>Dirigido por</text:span></text:span><text:span text:style-name="T3"><text:line-break/></text:span><text:span text:style-name="Strong_20_Emphasis"><text:span text:style-name="T3">José Francisco Chicano García</text:span></text:span><text:span text:style-name="T3"> </text:span></text:p>
      <text:p text:style-name="P4"/>
      <text:p text:style-name="P4"/>
      <text:p text:style-name="P4"/>
      <text:p text:style-name="P2"><text:span text:style-name="T4">Departamento de Lenguajes y Ciencias de la Computación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5">- Contenido CD-ROM código fuente -</text:span></text:span><text:span text:style-name="Strong_20_Emphasis"><text:span text:style-name="T3"> </text:span></text:span></text:p>
      <text:p text:style-name="P3"><text:span text:style-name="Strong_20_Emphasis"><text:span text:style-name="T3"/></text:span></text:p>
      <text:p text:style-name="P8"><text:span text:style-name="T3"/></text:p>
      <text:p text:style-name="P7"/>
      <text:p text:style-name="P7"/>
      <text:p text:style-name="P13">CD-ROM con el código fuente y programa ejecutable del proyecto Sib - SI BEMOL, LENGUAJE DE PROGRAMACIÓN MUSICAL</text:p>
      <text:p text:style-name="P12"/>
      <text:p text:style-name="P12">Contenido del CD-ROM:</text:p>
      <text:p text:style-name="P11"><text:line-break/><text:span text:style-name="T1">/src</text:span>: Código fuente del traductor Sib-MusicXML<text:line-break/></text:p>
      <text:p text:style-name="P11"><text:span text:style-name="T1">/ejecutable</text:span>: Se encuentra el fichero sib_ejecutable.jar que ejecuta el traductor. En la carpeta ejemplos hay algunos ejemplos de prueba.</text:p>
      <text:p text:style-name="P11"/>
      <text:p text:style-name="P11"><text:span text:style-name="T1">/memoria</text:span>: Contiene una copia de la memoria en PDF</text:p>
      <text:p text:style-name="P11"/>
      <text:p text:style-name="P11"><text:span text:style-name="T1">/ejemplos</text:span>: Carpeta con algunos ejemplos de programas Sib (se pueden abrir con cualquier editor de texto)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, geneva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1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2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3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line-height="150%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.998cm" fo:margin-right="0cm" fo:line-height="150%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4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5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6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line-height="150%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.4cm" fo:margin-bottom="0.4cm" style:page-number="auto" fo:padding="0cm" fo:border="none" style:shadow="none" text:number-lines="false" text:line-number="0" style:join-border="false"/>
    </style:style>
    <style:style style:name="Comentario" style:family="paragraph" style:parent-style-name="Text_20_body" style:class="text">
      <style:text-properties fo:color="#808080" fo:font-style="italic" style:font-style-asian="italic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fo:font-size="12pt" style:font-size-asian="12pt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1cm" style:type="center"/>
          <style:tab-stop style:position="16.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PHPComment" style:display-name="_PHPComment" style:family="text" style:parent-style-name="_5f_OOoComputerComment">
      <style:text-properties fo:color="#99ccff"/>
    </style:style>
    <style:style style:name="_5f_JavaComment" style:display-name="_JavaComment" style:family="text" style:parent-style-name="_5f_OOoComputerComment">
      <style:text-properties fo:color="#99ccff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Ident" style:display-name="_JavaIdent" style:family="text" style:parent-style-name="_5f_OOoComputerIdent">
      <style:text-properties fo:color="#000000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PHPSpecial" style:display-name="_PHPSpecial" style:family="text" style:parent-style-name="_5f_OOoComputerSpecial">
      <style:text-properties fo:color="#000000"/>
    </style:style>
    <style:style style:name="_5f_PHPIdent" style:display-name="_PHPIdent" style:family="text" style:parent-style-name="_5f_OOoComputerIdent">
      <style:text-properties fo:color="#333399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PHPNumber" style:display-name="_PHPNumber" style:family="text" style:parent-style-name="_5f_OOoComputerNumber">
      <style:text-properties fo:color="#8b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PHPKeyWord" style:display-name="_PHPKeyWord" style:family="text" style:parent-style-name="_5f_OOoComputerKeyWord">
      <style:text-properties fo:color="#993399"/>
    </style:style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PHPLiteral" style:display-name="_PHPLiteral" style:family="text" style:parent-style-name="_5f_OOoComputerLiteral">
      <style:text-properties fo:color="#333399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01cm" fo:margin-bottom="2.401cm" fo:margin-left="2.401cm" fo:margin-right="2.40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9T09:56:08</meta:creation-date>
    <dc:date>2017-12-14T22:02:36.46</dc:date>
    <meta:editing-duration>P1DT10H24M41S</meta:editing-duration>
    <meta:editing-cycles>153</meta:editing-cycles>
    <meta:generator>OpenOffice/4.1.4$Win32 OpenOffice.org_project/414m5$Build-9788</meta:generator>
    <dc:creator>Antonio Blanco Oliva</dc:creator>
    <meta:printed-by>Antonio Blanco Oliva</meta:printed-by>
    <meta:print-date>2017-12-13T17:53:23.72</meta:print-date>
    <meta:document-statistic meta:table-count="0" meta:image-count="0" meta:object-count="0" meta:page-count="2" meta:paragraph-count="15" meta:word-count="117" meta:character-count="786"/>
  </office:meta>
</office:document-meta>
</file>